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Nombre d’itération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radient step</text:p>
          </table:table-cell>
          <table:table-cell table:style-name="Default" table:number-columns-repeated="4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percentage" office:value="0.0975" calcext:value-type="percentage">
            <text:p>9,75 %</text:p>
          </table:table-cell>
          <table:table-cell office:value-type="percentage" office:value="0.0999" calcext:value-type="percentage">
            <text:p>9,99 %</text:p>
          </table:table-cell>
          <table:table-cell office:value-type="percentage" office:value="0.0994" calcext:value-type="percentage">
            <text:p>9,94 %</text:p>
          </table:table-cell>
          <table:table-cell office:value-type="percentage" office:value="0.0959" calcext:value-type="percentage">
            <text:p>9,59 %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percentage" office:value="0.0985" calcext:value-type="percentage">
            <text:p>9,85 %</text:p>
          </table:table-cell>
          <table:table-cell office:value-type="percentage" office:value="0.1034" calcext:value-type="percentage">
            <text:p>10,34 %</text:p>
          </table:table-cell>
          <table:table-cell office:value-type="percentage" office:value="0.0986" calcext:value-type="percentage">
            <text:p>9,86 %</text:p>
          </table:table-cell>
          <table:table-cell office:value-type="percentage" office:value="0.0959" calcext:value-type="percentage">
            <text:p>9,59 %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percentage" office:value="0.0999" calcext:value-type="percentage">
            <text:p>9,99 %</text:p>
          </table:table-cell>
          <table:table-cell office:value-type="percentage" office:value="0.0994" calcext:value-type="percentage">
            <text:p>9,94 %</text:p>
          </table:table-cell>
          <table:table-cell office:value-type="percentage" office:value="0.0975" calcext:value-type="percentage">
            <text:p>9,75 %</text:p>
          </table:table-cell>
          <table:table-cell office:value-type="percentage" office:value="0.1034" calcext:value-type="percentage">
            <text:p>10,34 %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2438" calcext:value-type="percentage">
            <text:p>24,38 %</text:p>
          </table:table-cell>
          <table:table-cell office:value-type="percentage" office:value="0.1674" calcext:value-type="percentage">
            <text:p>16,74 %</text:p>
          </table:table-cell>
          <table:table-cell office:value-type="percentage" office:value="0.2531" calcext:value-type="percentage">
            <text:p>25,31 %</text:p>
          </table:table-cell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percentage" office:value="0.232" calcext:value-type="percentage">
            <text:p>23,20 %</text:p>
          </table:table-cell>
          <table:table-cell office:value-type="percentage" office:value="0.22" calcext:value-type="percentage">
            <text:p>22,00 %</text:p>
          </table:table-cell>
          <table:table-cell office:value-type="percentage" office:value="0.239" calcext:value-type="percentage">
            <text:p>23,90 %</text:p>
          </table:table-cell>
          <table:table-cell office:value-type="percentage" office:value="0.1631" calcext:value-type="percentage">
            <text:p>16,31 %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percentage" office:value="0.1774" calcext:value-type="percentage">
            <text:p>17,74 %</text:p>
          </table:table-cell>
          <table:table-cell office:value-type="percentage" office:value="0.1912" calcext:value-type="percentage">
            <text:p>19,12 %</text:p>
          </table:table-cell>
          <table:table-cell office:value-type="percentage" office:value="0.2171" calcext:value-type="percentage">
            <text:p>21,71 %</text:p>
          </table:table-cell>
          <table:table-cell office:value-type="percentage" office:value="0.2411" calcext:value-type="percentage">
            <text:p>24,11 %</text:p>
          </table:table-cell>
        </table:table-row>
        <calcext:conditional-formats>
          <calcext:conditional-format calcext:target-range-address="Feuille1.B3:Feuille1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9:50:02.050466424</meta:creation-date>
    <dc:date>2020-10-31T19:55:11.614221482</dc:date>
    <meta:editing-duration>PT5M11S</meta:editing-duration>
    <meta:editing-cycles>1</meta:editing-cycles>
    <meta:document-statistic meta:table-count="1" meta:cell-count="36" meta:object-count="0"/>
    <meta:generator>LibreOffice/6.4.6.2$Linux_X86_64 LibreOffice_project/40$Build-2</meta:generator>
  </office:meta>
</office:document-meta>
</file>